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c3a4d" officeooo:paragraph-rsid="000c3a4d"/>
    </style:style>
    <style:style style:name="P4" style:family="paragraph" style:parent-style-name="Subtitle">
      <style:text-properties style:font-name="Georgia"/>
    </style:style>
    <style:style style:name="P5" style:family="paragraph" style:parent-style-name="Heading_20_1">
      <style:text-properties style:font-name="Georgia"/>
    </style:style>
    <style:style style:name="P6" style:family="paragraph" style:parent-style-name="Heading_20_1">
      <style:text-properties style:font-name="Georgia" officeooo:rsid="001ba87d" officeooo:paragraph-rsid="001ba87d"/>
    </style:style>
    <style:style style:name="P7" style:family="paragraph" style:parent-style-name="Heading_20_1">
      <style:text-properties style:font-name="Georgia" officeooo:paragraph-rsid="00206a6c"/>
    </style:style>
    <style:style style:name="P8" style:family="paragraph" style:parent-style-name="Text_20_body">
      <style:paragraph-properties fo:text-align="center" style:justify-single-word="false"/>
      <style:text-properties style:font-name="Georgia" officeooo:rsid="000c3a4d" officeooo:paragraph-rsid="000c3a4d"/>
    </style:style>
    <style:style style:name="P9" style:family="paragraph" style:parent-style-name="Text_20_body">
      <style:paragraph-properties fo:text-align="start" style:justify-single-word="false"/>
      <style:text-properties style:font-name="Georgia" officeooo:paragraph-rsid="000c3a4d"/>
    </style:style>
    <style:style style:name="P10" style:family="paragraph" style:parent-style-name="Text_20_body">
      <style:paragraph-properties fo:text-align="start" style:justify-single-word="false"/>
      <style:text-properties style:font-name="Georgia" officeooo:rsid="00192a2f" officeooo:paragraph-rsid="00192a2f"/>
    </style:style>
    <style:style style:name="P11" style:family="paragraph" style:parent-style-name="Text_20_body">
      <style:paragraph-properties fo:text-align="start" style:justify-single-word="false"/>
      <style:text-properties style:font-name="Georgia" officeooo:rsid="00192a2f" officeooo:paragraph-rsid="00206a6c"/>
    </style:style>
    <style:style style:name="P12" style:family="paragraph" style:parent-style-name="Text_20_body">
      <style:text-properties style:font-name="Georgia"/>
    </style:style>
    <style:style style:name="P13" style:family="paragraph" style:parent-style-name="Text_20_body">
      <style:text-properties style:font-name="Georgia" officeooo:rsid="0032c8ad" officeooo:paragraph-rsid="0032c8ad"/>
    </style:style>
    <style:style style:name="P14" style:family="paragraph" style:parent-style-name="Text_20_body">
      <style:paragraph-properties fo:text-align="center" style:justify-single-word="false"/>
      <style:text-properties style:font-name="Georgia" officeooo:rsid="003eeb18" officeooo:paragraph-rsid="003eeb18"/>
    </style:style>
    <style:style style:name="T1" style:family="text">
      <style:text-properties officeooo:rsid="000d2545"/>
    </style:style>
    <style:style style:name="T2" style:family="text">
      <style:text-properties officeooo:rsid="000d6d7d"/>
    </style:style>
    <style:style style:name="T3" style:family="text">
      <style:text-properties officeooo:rsid="000dd1b5"/>
    </style:style>
    <style:style style:name="T4" style:family="text">
      <style:text-properties officeooo:rsid="000f1368"/>
    </style:style>
    <style:style style:name="T5" style:family="text">
      <style:text-properties officeooo:rsid="000f9596"/>
    </style:style>
    <style:style style:name="T6" style:family="text">
      <style:text-properties officeooo:rsid="0010fc5b"/>
    </style:style>
    <style:style style:name="T7" style:family="text">
      <style:text-properties officeooo:rsid="00125d99"/>
    </style:style>
    <style:style style:name="T8" style:family="text">
      <style:text-properties officeooo:rsid="0012ece8"/>
    </style:style>
    <style:style style:name="T9" style:family="text">
      <style:text-properties officeooo:rsid="00149e37"/>
    </style:style>
    <style:style style:name="T10" style:family="text">
      <style:text-properties officeooo:rsid="0015d875"/>
    </style:style>
    <style:style style:name="T11" style:family="text">
      <style:text-properties officeooo:rsid="00165f02"/>
    </style:style>
    <style:style style:name="T12" style:family="text">
      <style:text-properties fo:font-style="italic" style:font-style-asian="italic" style:font-style-complex="italic"/>
    </style:style>
    <style:style style:name="T13" style:family="text">
      <style:text-properties fo:font-style="italic" officeooo:rsid="001b2490" style:font-style-asian="italic" style:font-style-complex="italic"/>
    </style:style>
    <style:style style:name="T14" style:family="text">
      <style:text-properties fo:font-style="italic" officeooo:rsid="0028dd91" style:font-style-asian="italic" style:font-style-complex="italic"/>
    </style:style>
    <style:style style:name="T15" style:family="text">
      <style:text-properties fo:font-style="italic" officeooo:rsid="0029eaaf" style:font-style-asian="italic" style:font-style-complex="italic"/>
    </style:style>
    <style:style style:name="T16" style:family="text">
      <style:text-properties fo:font-style="italic" officeooo:rsid="0037ffc5" style:font-style-asian="italic" style:font-style-complex="italic"/>
    </style:style>
    <style:style style:name="T17" style:family="text">
      <style:text-properties fo:font-style="italic" officeooo:rsid="003bfbee" style:font-style-asian="italic" style:font-style-complex="italic"/>
    </style:style>
    <style:style style:name="T18" style:family="text">
      <style:text-properties fo:font-style="italic" officeooo:rsid="003dd918" style:font-style-asian="italic" style:font-style-complex="italic"/>
    </style:style>
    <style:style style:name="T19" style:family="text">
      <style:text-properties officeooo:rsid="001b2490"/>
    </style:style>
    <style:style style:name="T20" style:family="text">
      <style:text-properties fo:font-style="normal" style:font-style-asian="normal" style:font-style-complex="normal"/>
    </style:style>
    <style:style style:name="T21" style:family="text">
      <style:text-properties fo:font-style="normal" officeooo:rsid="001b2490" style:font-style-asian="normal" style:font-style-complex="normal"/>
    </style:style>
    <style:style style:name="T22" style:family="text">
      <style:text-properties fo:font-style="normal" officeooo:rsid="001cd1c5" style:font-style-asian="normal" style:font-style-complex="normal"/>
    </style:style>
    <style:style style:name="T23" style:family="text">
      <style:text-properties fo:font-style="normal" officeooo:rsid="001d644a" style:font-style-asian="normal" style:font-style-complex="normal"/>
    </style:style>
    <style:style style:name="T24" style:family="text">
      <style:text-properties fo:font-style="normal" officeooo:rsid="001e970e" style:font-style-asian="normal" style:font-style-complex="normal"/>
    </style:style>
    <style:style style:name="T25" style:family="text">
      <style:text-properties fo:font-style="normal" officeooo:rsid="00206a6c" style:font-style-asian="normal" style:font-style-complex="normal"/>
    </style:style>
    <style:style style:name="T26" style:family="text">
      <style:text-properties fo:font-style="normal" officeooo:rsid="00210cef" style:font-style-asian="normal" style:font-style-complex="normal"/>
    </style:style>
    <style:style style:name="T27" style:family="text">
      <style:text-properties fo:font-style="normal" officeooo:rsid="0028dd91" style:font-style-asian="normal" style:font-style-complex="normal"/>
    </style:style>
    <style:style style:name="T28" style:family="text">
      <style:text-properties fo:font-style="normal" officeooo:rsid="0029eaaf" style:font-style-asian="normal" style:font-style-complex="normal"/>
    </style:style>
    <style:style style:name="T29" style:family="text">
      <style:text-properties fo:font-style="normal" officeooo:rsid="002b3451" style:font-style-asian="normal" style:font-style-complex="normal"/>
    </style:style>
    <style:style style:name="T30" style:family="text">
      <style:text-properties fo:font-style="normal" officeooo:rsid="002bb5ed" style:font-style-asian="normal" style:font-style-complex="normal"/>
    </style:style>
    <style:style style:name="T31" style:family="text">
      <style:text-properties fo:font-style="normal" officeooo:rsid="002d0696" style:font-style-asian="normal" style:font-style-complex="normal"/>
    </style:style>
    <style:style style:name="T32" style:family="text">
      <style:text-properties fo:font-style="normal" officeooo:rsid="002d37fc" style:font-style-asian="normal" style:font-style-complex="normal"/>
    </style:style>
    <style:style style:name="T33" style:family="text">
      <style:text-properties fo:font-style="normal" officeooo:rsid="002dec8a" style:font-style-asian="normal" style:font-style-complex="normal"/>
    </style:style>
    <style:style style:name="T34" style:family="text">
      <style:text-properties fo:font-style="normal" officeooo:rsid="002ed3b9" style:font-style-asian="normal" style:font-style-complex="normal"/>
    </style:style>
    <style:style style:name="T35" style:family="text">
      <style:text-properties fo:font-style="normal" officeooo:rsid="002fbae8" style:font-style-asian="normal" style:font-style-complex="normal"/>
    </style:style>
    <style:style style:name="T36" style:family="text">
      <style:text-properties fo:font-style="normal" officeooo:rsid="0030446b" style:font-style-asian="normal" style:font-style-complex="normal"/>
    </style:style>
    <style:style style:name="T37" style:family="text">
      <style:text-properties fo:font-style="normal" officeooo:rsid="0030d9b4" style:font-style-asian="normal" style:font-style-complex="normal"/>
    </style:style>
    <style:style style:name="T38" style:family="text">
      <style:text-properties fo:font-style="normal" officeooo:rsid="00342628" style:font-style-asian="normal" style:font-style-complex="normal"/>
    </style:style>
    <style:style style:name="T39" style:family="text">
      <style:text-properties fo:font-style="normal" officeooo:rsid="0034dd97" style:font-style-asian="normal" style:font-style-complex="normal"/>
    </style:style>
    <style:style style:name="T40" style:family="text">
      <style:text-properties fo:font-style="normal" officeooo:rsid="0036630a" style:font-style-asian="normal" style:font-style-complex="normal"/>
    </style:style>
    <style:style style:name="T41" style:family="text">
      <style:text-properties fo:font-style="normal" officeooo:rsid="0037ffc5" style:font-style-asian="normal" style:font-style-complex="normal"/>
    </style:style>
    <style:style style:name="T42" style:family="text">
      <style:text-properties fo:font-style="normal" officeooo:rsid="0038357b" style:font-style-asian="normal" style:font-style-complex="normal"/>
    </style:style>
    <style:style style:name="T43" style:family="text">
      <style:text-properties fo:font-style="normal" officeooo:rsid="00391cad" style:font-style-asian="normal" style:font-style-complex="normal"/>
    </style:style>
    <style:style style:name="T44" style:family="text">
      <style:text-properties fo:font-style="normal" officeooo:rsid="003922d3" style:font-style-asian="normal" style:font-style-complex="normal"/>
    </style:style>
    <style:style style:name="T45" style:family="text">
      <style:text-properties fo:font-style="normal" officeooo:rsid="003b06c4" style:font-style-asian="normal" style:font-style-complex="normal"/>
    </style:style>
    <style:style style:name="T46" style:family="text">
      <style:text-properties fo:font-style="normal" officeooo:rsid="003b92fc" style:font-style-asian="normal" style:font-style-complex="normal"/>
    </style:style>
    <style:style style:name="T47" style:family="text">
      <style:text-properties fo:font-style="normal" officeooo:rsid="003bfbee" style:font-style-asian="normal" style:font-style-complex="normal"/>
    </style:style>
    <style:style style:name="T48" style:family="text">
      <style:text-properties fo:font-style="normal" officeooo:rsid="003dd918" style:font-style-asian="normal" style:font-style-complex="normal"/>
    </style:style>
    <style:style style:name="T49" style:family="text">
      <style:text-properties fo:font-style="normal" officeooo:rsid="003e9d7b" style:font-style-asian="normal" style:font-style-complex="normal"/>
    </style:style>
    <style:style style:name="T50" style:family="text">
      <style:text-properties fo:font-style="normal" officeooo:rsid="003eeb18" style:font-style-asian="normal" style:font-style-complex="normal"/>
    </style:style>
    <style:style style:name="T51" style:family="text">
      <style:text-properties officeooo:rsid="00206a6c"/>
    </style:style>
    <style:style style:name="T52" style:family="text">
      <style:text-properties officeooo:rsid="00210cef"/>
    </style:style>
    <style:style style:name="T53" style:family="text">
      <style:text-properties officeooo:rsid="0021cc35"/>
    </style:style>
    <style:style style:name="T54" style:family="text">
      <style:text-properties officeooo:rsid="00225ff1"/>
    </style:style>
    <style:style style:name="T55" style:family="text">
      <style:text-properties officeooo:rsid="00228c3a"/>
    </style:style>
    <style:style style:name="T56" style:family="text">
      <style:text-properties officeooo:rsid="0023a0ef"/>
    </style:style>
    <style:style style:name="T57" style:family="text">
      <style:text-properties officeooo:rsid="002427cb"/>
    </style:style>
    <style:style style:name="T58" style:family="text">
      <style:text-properties officeooo:rsid="0024b325"/>
    </style:style>
    <style:style style:name="T59" style:family="text">
      <style:text-properties officeooo:rsid="0025c95c"/>
    </style:style>
    <style:style style:name="T60" style:family="text">
      <style:text-properties officeooo:rsid="00266531"/>
    </style:style>
    <style:style style:name="T61" style:family="text">
      <style:text-properties officeooo:rsid="00282549"/>
    </style:style>
    <style:style style:name="T62" style:family="text">
      <style:text-properties officeooo:rsid="00287d01"/>
    </style:style>
    <style:style style:name="T63" style:family="text">
      <style:text-properties officeooo:rsid="0028dd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phecy</text:p>
      <text:p text:style-name="P4">222</text:p>
      <text:p text:style-name="P8">by Kyle Eggleston</text:p>
      <text:p text:style-name="P8"/>
      <text:h text:style-name="P5" text:outline-level="1">Restless Night</text:h>
      <text:p text:style-name="P9"><text:tab/><text:span text:style-name="T1">Jack O’Brien sat in his office. He was having trouble sleeping. It was two in the morning and he still hadn’t gone to bed yet. His usual bedtime was around twenty-two hundred hours. </text:span><text:span text:style-name="T2">Jack had been contemplating the damned prophecy both Obshi and Ketish had been telling him about. He was currently reading and comparing both Dubor and Shuka lore on the prophecy. They both basically said the same thing. An off-worlder would bring about a peace neither world had known in centuries. They would combine the races to learn to live in harmony.</text:span></text:p>
      <text:p text:style-name="P9"><text:tab/>“<text:span text:style-name="T2">Are you busy major?” Norev’s voice could be heard from the doorway.</text:span></text:p>
      <text:p text:style-name="P9"><text:tab/><text:span text:style-name="T2">Jack looked up and shook his head. “No, not at all. Just catching up on some reading. What can I do for you ambassador?”</text:span></text:p>
      <text:p text:style-name="P9"><text:tab/><text:span text:style-name="T2">Norev entered Jack’s office and sat down across from him. “There’s something you need to know, about your DNA.” She began. Not knowing exactly how to word it, Norev just said it. “You are part Shukan as well. You’re not just Dubor and Human.”,</text:span></text:p>
      <text:p text:style-name="P9"><text:tab/><text:span text:style-name="T3">Jack dropped his datapad. “What?!” He exclaimed. “What are you talking about?”</text:span></text:p>
      <text:p text:style-name="P9"><text:tab/><text:span text:style-name="T3">Norev nodded her head. “It’s true. Nokev came to me in what you would consider a vision, he told me about it all. I also know you are a clone.” She paused.</text:span></text:p>
      <text:p text:style-name="P9"><text:tab/><text:span text:style-name="T3">If Jack could drop his datapad a second time, he would. “What?!” He exclaimed again. Jack did not know what to say. “I wasn’t aware anyone else knew about that! Nokev told you all of this?” He couldn’t believe his ears.</text:span></text:p>
      <text:p text:style-name="P9"><text:tab/><text:span text:style-name="T4">Norev nodded. “Yes, he told me and Grilka when we were in that trance. I didn’t know when would be a good time to tell you, or even how to tell you. So … I’m here now telling you.” She paused and lowered her head. “I’m sorry, I should have come sooner.”</text:span></text:p>
      <text:p text:style-name="P9"><text:tab/><text:span text:style-name="T5">Jack frowned. He was saddened that one of the people he trusted didn’t think she could come to him with this knowledge. </text:span><text:span text:style-name="T6">Jack hoped Norev could come to him with anything, he </text:span><text:soft-page-break/><text:span text:style-name="T6">would be understanding of it. This news was partially new to him, but him being a clone was not new. That he knew.</text:span></text:p>
      <text:p text:style-name="P9"><text:tab/>“<text:span text:style-name="T6">There’s more.” Norev said.</text:span></text:p>
      <text:p text:style-name="P9"><text:tab/>“<text:span text:style-name="T6">Go on.” Jack replied. If there was more, he wanted to hear about it, all of it.</text:span></text:p>
      <text:p text:style-name="P9"><text:tab/>“<text:span text:style-name="T6">Nokev told Grilka and me that you have to die.” Norev said. “He wasn’t clear if the real you, or the clone you has to die. To be honest, it’s all a little bit confusing.” She looked around Jack’s office. He hadn’t changed much since taking over the position of station commander. </text:span><text:span text:style-name="T7">She preferred it that way.</text:span></text:p>
      <text:p text:style-name="P9"><text:tab/><text:span text:style-name="T8">Jack rubbed his temples. What the hell was Norev going on about?! “What do you mean I have to die?”</text:span></text:p>
      <text:p text:style-name="P9"><text:tab/>“<text:span text:style-name="T8">I’m not sure.” Norev said. “Nokev wasn’t very clear on the details of it all. The trance ended quite early too, so I didn’t get to ask for specifics. I’m sorry, that’s all I know.” </text:span><text:span text:style-name="T9">She folded her arms unsure of how to proceed further.</text:span></text:p>
      <text:p text:style-name="P9"><text:tab/><text:span text:style-name="T9">Jack stood from his desk and walked around his office trying to think. As he did so, Holo Ketish appeared. “Life’s a bitch isn’t it.” The hologram said.</text:span></text:p>
      <text:p text:style-name="P9"><text:tab/><text:span text:style-name="T9">Jack sighed. Now was not the time for him to be distracted by the likes of a hologram. Yet he waited to hear what it had to say to him. </text:span><text:span text:style-name="T10">The hologram had a tendency to ramble on at times, Jack was sure this time would be no different.</text:span></text:p>
      <text:p text:style-name="P9"><text:tab/>“<text:span text:style-name="T10">Ketish knows all that you need to hear.” Holo Ketish said. “All you have to do is go visit him.”</text:span></text:p>
      <text:p text:style-name="P9"><text:tab/><text:span text:style-name="T10">Jack looked at Holo Ketish and frowned. He was afraid the hologram was right. Jack hated the idea that a hologram was right. It just didn’t feel right to him. But what did he know? He was just a fracking clone after all. Hell, the real Jack O’Brien probably was the one to complete the prophecy, not him.</text:span></text:p>
      <text:p text:style-name="P9"><text:tab/>“<text:span text:style-name="T10">We need to go to Dubor.” Jack finally said. “Ketish will have the answers we need.”</text:span></text:p>
      <text:p text:style-name="P9"><text:tab/><text:span text:style-name="T10">Norev nodded her head. “Yeah that makes sense. I’ll wake Grilka.” She stood to leave. “I mean the faster we get there the better, right?”</text:span></text:p>
      <text:p text:style-name="P9"><text:tab/><text:span text:style-name="T10">Jack agreed with her. “Right. We need to leave as soon as possible.” </text:span><text:span text:style-name="T11">He watched as Norev exited his office. Jack wondered if they were going to accomplish anything, like anything good with this information. He would find out soon enough.</text:span></text:p>
      <text:h text:style-name="P6" text:outline-level="1"><text:soft-page-break/>Journey To Dubor</text:h>
      <text:p text:style-name="P10"><text:tab/>Jack, Grilka, and Norev climbed aboard an Atlantic Fighter and headed away from the station towards Dubor space. Jack wondered deep inside if they should have taken the Fresno instead. But the Fresno was needed to guard the station not go off on some halfcocked mission that could get them all killed if Ketish was having an off day.</text:p>
      <text:p text:style-name="P10"><text:tab/>There wasn’t much to talk about on the short trip to Dubor. Jack felt a little hurt over the fact that Grilka and Norev both didn’t come forward until now. He looked at Grilka, she avoided eye contact with him. She knew what she had done, or in this case <text:span text:style-name="T12">hadn’t</text:span> done.</text:p>
      <text:p text:style-name="P10"><text:tab/><text:span text:style-name="T19">Jack sighed. “Look, I’m upset. I get it. But I will get over it.” He said. “Whatever experiments Ketish is doing to the </text:span><text:span text:style-name="T13">real</text:span><text:span text:style-name="T21"> Jack O’Brien. They need to be stopped at all costs. If we find him in such a state that his quality of life would be diminished in anyway, I’m authorizing use of deadly force. We will need to kill him. It’s what I would want done. Trust me we’d be doing him a favor.”</text:span></text:p>
      <text:p text:style-name="P10"><text:span text:style-name="T21"><text:tab/></text:span><text:span text:style-name="T22">Grilka and Norev both nodded. They were thinking the same thing, what had they done? Obviously the warning from Nokev was important and to be taken seriously. Jack obviously believed in Nokev’s words, why else would they be on this mission.</text:span></text:p>
      <text:p text:style-name="P10"><text:span text:style-name="T22"><text:tab/>“</text:span><text:span text:style-name="T23">You’re going to fail.” Holo Ketish whispered in Jack’s ear.</text:span></text:p>
      <text:p text:style-name="P10"><text:span text:style-name="T23"><text:tab/>Jack groaned. He did not have time for this nonsense. He focused on the mission at hand and tried his best to ignore the hologram. What business did it even have swarming around in his head at that moment? To Jack’s knowledge it had no business then, or ever.</text:span></text:p>
      <text:p text:style-name="P10"><text:span text:style-name="T23"><text:tab/>“One misstep and you’re all dead.” Holo Ketish said. “Kaboom, consider your life over.”</text:span></text:p>
      <text:p text:style-name="P10"><text:span text:style-name="T23"><text:tab/>An hour later they were coming up on Dubor. Jack slowed the ship. “Nearing Dubor.” He announced. “Opening a channel.” He pressed a few buttons on the control panel in front of him. The comm relay responded accordingly. Jack cleared his throat.</text:span></text:p>
      <text:p text:style-name="P10"><text:span text:style-name="T23"><text:tab/>“Attention Ketish. This is Major Jack O’Brien requesting an audience.” Jack said out loud. He waited for a response, any response. Even if that response was weapon fire Jack hoped it wouldn’t be weapon fire. They were under a status of truce with Dubor at the present moment in time. Jack hoped Ketish would uphold his side of the deal. “</text:span><text:span text:style-name="T24">I repeat, this is Major Jack O’Brien requesting an audience with Supreme Leader Ketish.” Jack repeated. He looked at Grilka hopefully.</text:span></text:p>
      <text:p text:style-name="P10"><text:span text:style-name="T24"><text:tab/>“He’ll respond.” Grilka said. “You’re like a pet project to him. He likes you.”</text:span></text:p>
      <text:p text:style-name="P10"><text:span text:style-name="T24"><text:tab/></text:span><text:span text:style-name="T25">The vidscreen crackled static and then came to life. The face of Ketish appeared on the screen. “Jack, you could have just called from your station. There was no need to come personally. But I suspect that just wouldn’t do. What do you want?”</text:span></text:p>
      <text:p text:style-name="P10"><text:soft-page-break/><text:span text:style-name="T25"><text:tab/>Jack smiled. “Nice to see you too Ketish.” He said. “We have some unfinished business Ketish. I request an audience and clearance to land on your home soil.” It was a simple request, a chance to talk, a chance to clear the air between them; and to find the real Jack O’Brien.</text:span></text:p>
      <text:p text:style-name="P11"><text:span text:style-name="T25"><text:tab/>Ketish nodded. “I grant your request.” He said. “I’ll provide landing instructions and will meet with you in an hour. Until then enjoy what hospitality my world has to offer. The guards will take good care of you. Ketish out.”</text:span></text:p>
      <text:p text:style-name="P11"><text:span text:style-name="T25"><text:tab/>Jack felt a lump form in his throat. It felt like they were walking into a trap, one Ketish had waiting for them. All it took was time for Jack and the others to actually come and find out what that trap was, and here they were. He turned to face Grilka and Norev. “I want you both to stay aboard the fighter. Keep a monitor on my life signs, at the first sight of trouble take off and head back to the station. I either come out of this alive or I don’t come out at all.”</text:span></text:p>
      <text:p text:style-name="P11"><text:span text:style-name="T25"><text:tab/>Grilka began to object, but decided against it. Jack knew what he was getting himself into. She simply nodded. Whatever Jack wanted, she would follow. Norev also nodded her head. They were in agreement.</text:span></text:p>
      <text:p text:style-name="P11"><text:span text:style-name="T25"><text:tab/>Jack received the landing instructions and proceeded to land the fighter down on Dubor soil. He felt anxious. Something inside him told him this was a trap. But he ignored that thought. This was something he had to do.</text:span></text:p>
      <text:p text:style-name="P11"><text:span text:style-name="T25"><text:tab/></text:span><text:span text:style-name="T26">Jack was greeted by Ketish’s personal guards who escorted him to a waiting area.</text:span></text:p>
      <text:h text:style-name="P7" text:outline-level="1">The Meeting</text:h>
      <text:p text:style-name="P12"><text:s/><text:tab/><text:span text:style-name="T51">An hour later </text:span><text:span text:style-name="T52">a guard entered the waiting area. “Ketish will see you now.” He said to Jack. </text:span><text:span text:style-name="T53">The guard was a typical Dubor, loyal to Ketish and would do anything to defend his master.</text:span></text:p>
      <text:p text:style-name="P12"><text:tab/><text:span text:style-name="T54">Jack nodded in response. “Good, take me to him.”</text:span></text:p>
      <text:p text:style-name="P12"><text:tab/><text:span text:style-name="T54">They exited the room.</text:span></text:p>
      <text:p text:style-name="P12"><text:tab/><text:span text:style-name="T54">They walked down a very long hallway. It was lined with various art pieces famous to Dubor history. Each art piece depicted a war of some sort. At the end of the hallway was a picture of Earth surrounded by Dubor spaceships. Jack found it an odd rendering. Ketish obviously thought they had won the confrontation </text:span><text:span text:style-name="T55">between Dubor and Earth</text:span><text:span text:style-name="T54">.</text:span></text:p>
      <text:p text:style-name="P12"><text:tab/><text:span text:style-name="T55">They continued walking.</text:span></text:p>
      <text:p text:style-name="P12"><text:tab/><text:span text:style-name="T55">At the end of the hallway was a large set of doors. The guard turned around and stood on one side of the doors. “Enter and you will meet with Ketish.” He said. He waited patiently for Jack to enter the room.</text:span></text:p>
      <text:p text:style-name="P12"><text:soft-page-break/><text:tab/><text:span text:style-name="T55">Entering the chamber, Jack looked around. It was a giant throne room. Ketish was seated on a large throne in the center of the room. On either side of him were two large torches with blue flames shooting out of them.</text:span></text:p>
      <text:p text:style-name="P12"><text:tab/>“<text:span text:style-name="T56">Welcome to Dubor, Jack.” He said. “I hope your wait wasn’t too unpleasant.”</text:span></text:p>
      <text:p text:style-name="P12"><text:tab/><text:span text:style-name="T56">Jack smiled. “Ketish. No, it was alright. Just your typical waiting room. I’d like to get down to business.” He said. “I’ve come for my other self. The real me. </text:span><text:span text:style-name="T57">I know he’s here. </text:span><text:span text:style-name="T58">Heaven</text:span><text:span text:style-name="T57"> knows what you’ve been doing to him.</text:span><text:span text:style-name="T56">”</text:span></text:p>
      <text:p text:style-name="P12"><text:tab/><text:span text:style-name="T57">Ketish grinned. “He’s been my very cooperative guest Jack.” He said. His teeth were sharp as ever. Jack winced at the thought of those chompers doing something to any living being. He hoped he would never find out first hand.</text:span></text:p>
      <text:p text:style-name="P12"><text:tab/>“<text:span text:style-name="T58">Take me to him.” Jack demanded. “This isn’t open for debate. I want to see him.”</text:span></text:p>
      <text:p text:style-name="P12"><text:tab/>“<text:span text:style-name="T59">First things first,” Ketish countered, “I see you came alone. Why did you leave Grilka and Norev in the shuttle? I’ve scanned your ship and detect two female life signs. One Dubor the other Shuka. It must be them.” He leaned forward on his throne.</text:span></text:p>
      <text:p text:style-name="P12"><text:tab/><text:span text:style-name="T59">Jack sighed. “To keep them safe from the likes of you.” He said.</text:span></text:p>
      <text:p text:style-name="P12"><text:tab/>“<text:span text:style-name="T59">Let’s change that.” He snapped his fingers. Grilka and Norev were teleported into the main throne room. They were standing next to Jack. </text:span><text:span text:style-name="T60">Grilka and Norev looked confused and disorientated for a moment. They gained their bearings quickly.</text:span></text:p>
      <text:p text:style-name="P12"><text:tab/>“<text:span text:style-name="T60">It’s okay.” Jack assured them. “</text:span><text:span text:style-name="T61">It’ll be okay. I’ll protect you.”</text:span></text:p>
      <text:p text:style-name="P12"><text:tab/><text:span text:style-name="T61">Ketish stood from his throne. “This way.” </text:span><text:span text:style-name="T62">He led the three guests to another large set of doors that opened as he approached. Outside the doors were two guards standing watch. They stood at attention. Ketish led them down a long darkened hallway. Again more paintings lined the wall, more conquests of the Dubor home world.</text:span></text:p>
      <text:p text:style-name="P12"><text:tab/><text:span text:style-name="T63">Ketish spoke as they walked. “Yes, it is a safe space here for you all. I have no animosity towards any of you. Especially </text:span><text:span text:style-name="T14">you</text:span><text:span text:style-name="T27"> Jack.” He said. “You play an important role in uniting our peoples together as one. The prophecy clearly states that a leader of an alien world would bring about peace between three civilizations. You are that person.”</text:span></text:p>
      <text:p text:style-name="P12"><text:span text:style-name="T27"><text:tab/></text:span><text:span text:style-name="T28">At the end of the long hallway was another set of doors with two more guards posted at those doors. As they neared the set of doors, Ketish paused. “I want you to prepare yourself for what you’ll find on the other side of these doors. We’ve taken some … let’s say liberties when it came to your other self.” He smiled. “I wanted to see what he was made of and he didn’t let me down. Open it up.”</text:span></text:p>
      <text:p text:style-name="P12"><text:span text:style-name="T28"><text:tab/>The guards complied with the order. The doors opened to reveal another large room. A bed was in the middle of the room. A man was laying on the bed. Tubes were coming out of his </text:span><text:soft-page-break/><text:span text:style-name="T28">arms. Jack approached the bed. He saw himself laying there, but the man didn’t look entirely human. He looked very much Dubor in nature. The life support machines were keeping him alive, if you could call that being alive. Jack winced at the sight. His other self looked him in the eyes, they pleaded for a release.</text:span></text:p>
      <text:p text:style-name="P12"><text:span text:style-name="T28"><text:tab/>“Kill me.” The original Jack said.</text:span></text:p>
      <text:p text:style-name="P12"><text:span text:style-name="T28"><text:tab/>Jack frowned. “What have you done to him?!” He demanded.</text:span></text:p>
      <text:p text:style-name="P12"><text:span text:style-name="T28"><text:tab/>Ketish swayed his hands back and forth. “Oh a little bit of this, a little bit of that. We’ve replaced all of his major organs with Dubor ones. His kidneys were the last to go, I’m afraid they didn’t take well to the grafting.” He paused. “Without these machines he would be dead. They are keeping him alive.”</text:span></text:p>
      <text:p text:style-name="P12"><text:span text:style-name="T28"><text:tab/>“I take it you’ve tortured him to get whatever information you wanted from him.” Jack accused. “That goes against every law concerning treatment of prisoners of war.”</text:span></text:p>
      <text:p text:style-name="P12"><text:span text:style-name="T28"><text:tab/>Ketish raised a finger. “During wartime.” He said. “We are not at war with each other. Those laws do not apply. They never applied here. Those are </text:span><text:span text:style-name="T15">human</text:span><text:span text:style-name="T28"> laws, and well he isn’t quite human now is he.” </text:span><text:span text:style-name="T29">Unsheathing a small ceremonial dagger, Ketish handed it to Jack. “Put him out of his misery.”</text:span></text:p>
      <text:p text:style-name="P12"><text:span text:style-name="T29"><text:tab/></text:span><text:span text:style-name="T30">Jack looked at the dagger in <text:s/>his hand. It was made of the finest steel. Gold trimming along the handle with a ruby at the end of it. It was a fine blade. Something he assumed to be used for ritual sacrifice. He raised the blade up ready to plunge it into the original jack’s chest.</text:span></text:p>
      <text:p text:style-name="P12"><text:span text:style-name="T30"><text:tab/>Ketish stopped him. “The Dubor heart is where your liver is.” He said positioning Jack’s hand lower so his aim would be accurate. “Now finish him. Put him out of his misery. We have no further need of him.”</text:span></text:p>
      <text:p text:style-name="P12"><text:span text:style-name="T30"><text:tab/>Jack hesitated. He could take the man back to Crimson Gamma, have his doctor do something about it all. But he saw the pleading in the man’s eyes. If it were him on that table, he would be doing the same thing. Wishing for death. Hoping for death. A quick death. “</text:span><text:span text:style-name="T31">I’m sorry.” He whispered.</text:span></text:p>
      <text:p text:style-name="P12"><text:span text:style-name="T31"><text:tab/>“Don’t be sorry, Jack.” The man said. “I would do the same in your shoes.”</text:span></text:p>
      <text:p text:style-name="P12"><text:span text:style-name="T31"><text:tab/>Jack plunged the dagger into the original Jack’s heart. The monitors went flat line within seconds. Pulling the dagger out, Jack sobbed. He didn’t come here to kill anyone, let alone himself. It felt like he was playing directly into Ketish’s plan, and he was.</text:span></text:p>
      <text:p text:style-name="P12"><text:span text:style-name="T31"><text:tab/>Ketish grinned sharply at Jack. “It Is done.” He said. “The prophecy is complete. Come, we will sign papers of peace at once!” He led them out of the room where the dead Jack O’Brien laid for the final time.</text:span></text:p>
      <text:p text:style-name="P12"><text:soft-page-break/><text:span text:style-name="T31"><text:tab/></text:span><text:span text:style-name="T32">Jack looked to Grilka and Norev confused as hell. “Excuse me?” He said. “What do you mean the prophecy is complete?”</text:span></text:p>
      <text:p text:style-name="P12"><text:span text:style-name="T32"><text:tab/>Ketish stopped walking and turned around to face Jack. “There is a passage in the prophecy that states a leader of one of the three civilizations, Dubor, Human, Shuka, would sacrifice himself and yet remain alive. That he would be both dead and alive at the same time. You have just fulfilled that part of the prophecy. That was the final peace of it all. Using the Butak dagger, you have sealed your fate. As have we all.” He looked to the three of them. “There is just one more thing we need to do and that is to sign a peace treaty. Our worlds will never be at war with each other ever again. It’s exciting don’t you agree?” He turned and kept walking.</text:span></text:p>
      <text:p text:style-name="P12"><text:span text:style-name="T32"><text:tab/></text:span><text:span text:style-name="T33">They entered a large council chamber room. A hard stone table sat in the middle of the room with four chairs surrounding the table. They each took a seat. On the table were papers, a treaty of peace between their three worlds. Ketish signed the paper and passed it to Norev. Norev looked over the document, once she found it acceptable she signed it and handed it to Jack. Jack too read through the document, he picked up the pen and signed his name.</text:span></text:p>
      <text:p text:style-name="P12"><text:span text:style-name="T33"><text:tab/>“Then it’s settled.” Ketish said. “Our three worlds are now at peace. Grilka you are acting as witness. Do you so declare?”</text:span></text:p>
      <text:p text:style-name="P12"><text:span text:style-name="T33"><text:tab/>Grilka nodded her head. “Yes, I do declare. We are at peace. The century long turmoil between Shuka and Dubor has come to an end. The turmoil between Dubor and Earth has also come to its rightful end.”</text:span></text:p>
      <text:p text:style-name="P12"><text:span text:style-name="T33"><text:tab/></text:span><text:span text:style-name="T34">Ketish nodded his approval. “Good, good. Please join me in a toast.”</text:span></text:p>
      <text:p text:style-name="P12"><text:span text:style-name="T34"><text:tab/>A guard came in with a form of wine made from a fruit grown locally on Dubor. He brought four glasses with him. Filling each glass, he handed them to each of the members in the room.</text:span></text:p>
      <text:p text:style-name="P12"><text:span text:style-name="T34"><text:tab/>Ketish raised his glass. “To our peace. The future.”</text:span></text:p>
      <text:p text:style-name="P12"><text:span text:style-name="T34"><text:tab/>“To the future.” The others repeated. They each took a sip of the wine from their glass. </text:span><text:span text:style-name="T35">It was a bit on the sweet side. Something Jack wasn’t expecting, he was expecting a bitter taste compared to how the rest of Dubor was. It was a nice surprise.</text:span></text:p>
      <text:p text:style-name="P12"><text:span text:style-name="T35"><text:tab/>“</text:span><text:span text:style-name="T36">Now what?” Jack asked.</text:span></text:p>
      <text:p text:style-name="P12"><text:span text:style-name="T36"><text:tab/>Ketish shrugged. “You are free to go as you please.” He said. “There is nothing more to be done here. Go back to that station and back to your normal lives as it were. I have no further use of you.”</text:span></text:p>
      <text:p text:style-name="P12"><text:span text:style-name="T36"><text:tab/>Jack knew that wouldn’t be the case. He still had that damned implant in h is head and the Holo Ketish running around doing God knew what inside of his brain. He still didn’t trust </text:span><text:soft-page-break/><text:span text:style-name="T36">Ketish as far as he could throw him, but he didn’t distrust him either. If peace truly was on the table and they were no longer enemies, someone had to start trusting the other. It might as well begin with him. </text:span><text:span text:style-name="T37">Jack looked at the dagger on the table, his blood still on the blade.</text:span></text:p>
      <text:p text:style-name="P12"><text:span text:style-name="T37"><text:tab/>Ketish noticed Jack admiring the dagger. “Take it with you. Think of it as a reminder of this wonderful occasion.” He smiled. “You’ll thank me later, I promise.” He stood from the table and left the room. Speaking to the guards on the way out he said “See that their needs are are met and their ship is ready for launch.” The guard nodded.</text:span></text:p>
      <text:h text:style-name="P5" text:outline-level="1"><text:span text:style-name="T37">O</text:span><text:span text:style-name="T20">ne Week Later</text:span></text:h>
      <text:p text:style-name="P13"><text:span text:style-name="T20"><text:tab/>Jack sat in Lieutenant Killpack’s office. He was discussing his feelings about what had occurred on Dubor. How he felt about the peace treaty now in place. How Earth’s government cautiously accepted the treaty, all of it. Jeff listened to the major talk and gave his input as he saw fit.</text:span></text:p>
      <text:p text:style-name="P13"><text:span text:style-name="T20"><text:tab/>“Now I have this man’s blood on my hands.” Jack said. He looked to his hands, they were shaking. “I didn’t go to Dubor to kill myself. Yet that’s exactly what happened. I don’t know about this damned prophecy, but if Ketish is right then this peace will last for hundreds if not thousands of years. It’s a done deal.” </text:span><text:span text:style-name="T38">He paused. “The doc did an analysis of the dagger, the </text:span><text:span text:style-name="T39">DNA</text:span><text:span text:style-name="T38"> matched perfectly for mine. It was indeed me.” </text:span><text:span text:style-name="T40">He paused. “Makes me wonder what happened to his soul when he died.”</text:span></text:p>
      <text:p text:style-name="P13"><text:span text:style-name="T40"><text:tab/>Jeff shrugged. “Some believe that the soul goes to either heaven or hell depending on your actions during this life.” He offered. “I don’t believe in such things, but some do. I believe in a soul, but I believe it is released to go on its own journey after this life. There is no heaven nor hell in my mind.”</text:span></text:p>
      <text:p text:style-name="P13"><text:span text:style-name="T40"><text:tab/>Jack frowned. He wouldn’t find out until he would die himself someday. That was rather unfortunate. </text:span><text:span text:style-name="T41">Standing up, Jack shook Jeff’s hand. “Thank you for listening to me, I think it has helped.”</text:span></text:p>
      <text:p text:style-name="P13"><text:span text:style-name="T41"><text:tab/>Jeff smiled. “Anytime major. My door is always open for you.”</text:span></text:p>
      <text:p text:style-name="P13"><text:span text:style-name="T41"><text:tab/>Jack turned and exited the office. It was getting late, but he had one more stop to make before turning in for the night.</text:span></text:p>
      <text:p text:style-name="P13"><text:span text:style-name="T41"><text:tab/>Moments later, Jack stood at Delegate Grilka’s quarters. He pressed the door chime. </text:span><text:span text:style-name="T16">She should still be awake</text:span><text:span text:style-name="T41">. Jack thought. The door opened. Grilka stood there in a comfortable looking robe. “Jack.” She said greeting him.</text:span></text:p>
      <text:p text:style-name="P13"><text:span text:style-name="T41"><text:tab/>Jack kissed her and walked inside her quarters, he walked over to her couch and made himself comfortable. “Grilka.” Jack began. “There isn’t an official Dubor ambassador aboard the station. I offered it to Ketish, but he declined saying he would rather rule a world.”</text:span></text:p>
      <text:p text:style-name="P13"><text:soft-page-break/><text:span text:style-name="T41"><text:tab/>Grilka nodded. “Sounds like Ketish alright.” She said. “Besides, I don’t think the two of you could occupy the station at the same time and </text:span><text:span text:style-name="T16">not</text:span><text:span text:style-name="T41"> get on each others nerves.” She chuckled at the thought.</text:span></text:p>
      <text:p text:style-name="P13"><text:span text:style-name="T41"><text:tab/>Jack nodded. “Yes, maybe I should be grateful for small favors.” He agreed. “But what I’m getting at is this. I am offering you an official position as the ambassador to Dubor on this station. I’ve already spoken with Ketish, he agrees with the assignment if you’ll have it.”</text:span></text:p>
      <text:p text:style-name="P13"><text:span text:style-name="T41"><text:tab/>Grilka smiled. “I accept.” She said.</text:span></text:p>
      <text:p text:style-name="P13"><text:span text:style-name="T41"><text:tab/>“You’ll get new quarters in the ambassador section of the station.” Jack assured her. “</text:span><text:span text:style-name="T42">Included with all the perks of a full ambassador.”</text:span></text:p>
      <text:p text:style-name="P13"><text:span text:style-name="T42"><text:tab/>“Sounds good to me.” Grilka said, she was still smiling.</text:span></text:p>
      <text:p text:style-name="P13"><text:span text:style-name="T42"><text:tab/>“</text:span><text:span text:style-name="T43">Okay, it’s settled then.” Jack said as he stood up. </text:span><text:span text:style-name="T44">Leaving her quarters he felt good about life for once. Everything seemed to be coming together at last. </text:span><text:span text:style-name="T45">It was a really good feeling to experience.</text:span></text:p>
      <text:p text:style-name="P13"><text:span text:style-name="T45"><text:tab/></text:span><text:span text:style-name="T46">Walking down the corridor, Jack passed by a mirror. He stopped to look in it. He could see his alien feature more prominent than usual. This didn’t bother him, it was his new normal. Being from three different distinct worlds was going to take some getting used to. But he was up to the challenge. </text:span><text:span text:style-name="T47">He headed towards a transport tube that would take him to his own quarters.</text:span></text:p>
      <text:p text:style-name="P13"><text:span text:style-name="T47"><text:tab/></text:span><text:span text:style-name="T17">Maybe it’</text:span><text:span text:style-name="T18">s</text:span><text:span text:style-name="T17"> time to invite Grilka to live with me.</text:span><text:span text:style-name="T47"> </text:span><text:span text:style-name="T48">Jack thought. He would have to give it some serous consideration They were in a committed relationship after all, maybe it was just time.</text:span></text:p>
      <text:p text:style-name="P13"><text:span text:style-name="T48"><text:tab/></text:span><text:span text:style-name="T49">Entering his quarters, Jack called for the lights. They did not turn on. “Come on computer, turn on the fracking lights!” Jack exclaimed. Still nothing.</text:span></text:p>
      <text:p text:style-name="P13"><text:span text:style-name="T49"><text:tab/>“</text:span><text:span text:style-name="T50">Lights.” A female voice said. The lights came on. “Major Jack O’Brien?” She asked.</text:span></text:p>
      <text:p text:style-name="P13"><text:span text:style-name="T50"><text:tab/>The woman stood six foot four inches in height. She towered over Jack. Her blonde hair and blue eyes told him to trust her, but he had a bad feeling about it all. Everything in is body was telling him to run the opposite direction. Yet he froze.</text:span></text:p>
      <text:p text:style-name="P13"><text:span text:style-name="T50"><text:tab/>“Yes.” Jack said. “Who are you?”</text:span></text:p>
      <text:p text:style-name="P13"><text:span text:style-name="T50"><text:tab/>“You are under arrest for murder and for being a clone.” She said pulling out a set of irons. “Please turn around.” Jack did as ordered. She clamped the cuffs on him and led him out of his quarters towards the docking ports where a shuttle was waiting to take him to Earth.</text:span></text:p>
      <text:p text:style-name="P13"><text:span text:style-name="T50"/></text:p>
      <text:p text:style-name="P14"><text:span text:style-name="T50">T</text:span><text:span text:style-name="T20">he E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7</text:page-number><text:s/>of <text:page-count>9</text:page-count>) <text:date style:data-style-name="N37" text:date-value="2026-02-15T05:20:11.806579842">02/15/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5T05:20:11.722174202</dc:date>
    <meta:editing-duration>PT4H10M36S</meta:editing-duration>
    <meta:editing-cycles>65</meta:editing-cycles>
    <meta:generator>LibreOffice/24.2.7.2$Linux_X86_64 LibreOffice_project/420$Build-2</meta:generator>
    <meta:print-date>2023-11-18T19:55:35.459000000</meta:print-date>
    <meta:printed-by>PDF files</meta:printed-by>
    <meta:document-statistic meta:table-count="0" meta:image-count="0" meta:object-count="0" meta:page-count="9" meta:paragraph-count="112" meta:word-count="3999" meta:character-count="21650" meta:non-whitespace-character-count="17659"/>
  </office:meta>
</office:document-meta>
</file>